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2-01T00:00:00" table:style-name="ce5">
            <text:p>2020/2/1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41409" table:style-name="ce6">
            <text:p>41,409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143" table:style-name="ce6">
            <text:p>28,143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19672" table:style-name="ce6">
            <text:p>19,672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133487" table:style-name="ce6">
            <text:p>133,487<text:s/></text:p>
          </table:table-cell>
          <table:table-cell office:value-type="float" office:value="40670" table:style-name="ce6">
            <text:p>40,670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35599" table:style-name="ce6">
            <text:p>35,599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30440" table:style-name="ce6">
            <text:p>30,440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32479" table:style-name="ce6">
            <text:p>32,479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72785" table:style-name="ce6">
            <text:p>72,78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31007" table:style-name="ce6">
            <text:p>31,007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49933" table:style-name="ce6">
            <text:p>49,93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17749" table:style-name="ce6">
            <text:p>17,749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6116" table:style-name="ce6">
            <text:p>6,116<text:s/></text:p>
          </table:table-cell>
          <table:table-cell table:number-columns-repeated="16264"/>
        </table:table-row>
        <table:table-row table:style-name="ro2">
          <table:table-cell office:value-type="date" office:date-value="2020-02-02T00:00:00" table:style-name="ce5">
            <text:p>2020/2/2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2591" table:style-name="ce6">
            <text:p>22,591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21633" table:style-name="ce6">
            <text:p>121,633<text:s/></text:p>
          </table:table-cell>
          <table:table-cell office:value-type="float" office:value="33478" table:style-name="ce6">
            <text:p>33,478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30087" table:style-name="ce6">
            <text:p>30,087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31025" table:style-name="ce6">
            <text:p>31,025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61437" table:style-name="ce6">
            <text:p>61,437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41850" table:style-name="ce6">
            <text:p>41,850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6811" table:style-name="ce6">
            <text:p>16,811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332" table:style-name="ce6">
            <text:p>6,332<text:s/></text:p>
          </table:table-cell>
          <table:table-cell table:number-columns-repeated="16264"/>
        </table:table-row>
        <table:table-row table:style-name="ro2">
          <table:table-cell office:value-type="date" office:date-value="2020-02-03T00:00:00" table:style-name="ce5">
            <text:p>2020/2/3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41916" table:style-name="ce6">
            <text:p>41,916<text:s/></text:p>
          </table:table-cell>
          <table:table-cell office:value-type="float" office:value="40455" table:style-name="ce6">
            <text:p>40,455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33956" table:style-name="ce6">
            <text:p>33,95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31490" table:style-name="ce6">
            <text:p>31,490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129773" table:style-name="ce6">
            <text:p>129,773<text:s/></text:p>
          </table:table-cell>
          <table:table-cell office:value-type="float" office:value="37499" table:style-name="ce6">
            <text:p>37,49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28191" table:style-name="ce6">
            <text:p>28,191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38155" table:style-name="ce6">
            <text:p>38,155<text:s/></text:p>
          </table:table-cell>
          <table:table-cell office:value-type="float" office:value="36085" table:style-name="ce6">
            <text:p>36,085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62857" table:style-name="ce6">
            <text:p>62,857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33818" table:style-name="ce6">
            <text:p>33,818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59643" table:style-name="ce6">
            <text:p>59,643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40252" table:style-name="ce6">
            <text:p>40,252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4781" table:style-name="ce6">
            <text:p>4,781<text:s/></text:p>
          </table:table-cell>
          <table:table-cell table:number-columns-repeated="16264"/>
        </table:table-row>
        <table:table-row table:style-name="ro2">
          <table:table-cell office:value-type="date" office:date-value="2020-02-04T00:00:00" table:style-name="ce5">
            <text:p>2020/2/4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42935" table:style-name="ce6">
            <text:p>42,935<text:s/></text:p>
          </table:table-cell>
          <table:table-cell office:value-type="float" office:value="41061" table:style-name="ce6">
            <text:p>41,061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31461" table:style-name="ce6">
            <text:p>31,461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31801" table:style-name="ce6">
            <text:p>31,801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35477" table:style-name="ce6">
            <text:p>35,477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24423" table:style-name="ce6">
            <text:p>124,423<text:s/></text:p>
          </table:table-cell>
          <table:table-cell office:value-type="float" office:value="38470" table:style-name="ce6">
            <text:p>38,470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28334" table:style-name="ce6">
            <text:p>28,334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7052" table:style-name="ce6">
            <text:p>17,05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38601" table:style-name="ce6">
            <text:p>38,601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62239" table:style-name="ce6">
            <text:p>62,239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35039" table:style-name="ce6">
            <text:p>35,03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60042" table:style-name="ce6">
            <text:p>60,04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40921" table:style-name="ce6">
            <text:p>40,921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29668" table:style-name="ce6">
            <text:p>29,668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4346" table:style-name="ce6">
            <text:p>4,346<text:s/></text:p>
          </table:table-cell>
          <table:table-cell table:number-columns-repeated="16264"/>
        </table:table-row>
        <table:table-row table:style-name="ro2">
          <table:table-cell office:value-type="date" office:date-value="2020-02-05T00:00:00" table:style-name="ce5">
            <text:p>2020/2/5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43626" table:style-name="ce6">
            <text:p>43,626<text:s/></text:p>
          </table:table-cell>
          <table:table-cell office:value-type="float" office:value="41726" table:style-name="ce6">
            <text:p>41,726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32776" table:style-name="ce6">
            <text:p>32,776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34971" table:style-name="ce6">
            <text:p>34,971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124379" table:style-name="ce6">
            <text:p>124,379<text:s/></text:p>
          </table:table-cell>
          <table:table-cell office:value-type="float" office:value="39646" table:style-name="ce6">
            <text:p>39,646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6838" table:style-name="ce6">
            <text:p>16,838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38035" table:style-name="ce6">
            <text:p>38,035<text:s/></text:p>
          </table:table-cell>
          <table:table-cell office:value-type="float" office:value="36743" table:style-name="ce6">
            <text:p>36,743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63785" table:style-name="ce6">
            <text:p>63,785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31759" table:style-name="ce6">
            <text:p>31,759<text:s/></text:p>
          </table:table-cell>
          <table:table-cell office:value-type="float" office:value="36363" table:style-name="ce6">
            <text:p>36,363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60796" table:style-name="ce6">
            <text:p>60,796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41317" table:style-name="ce6">
            <text:p>41,317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23987" table:style-name="ce6">
            <text:p>23,987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477" table:style-name="ce6">
            <text:p>4,477<text:s/></text:p>
          </table:table-cell>
          <table:table-cell table:number-columns-repeated="16264"/>
        </table:table-row>
        <table:table-row table:style-name="ro2">
          <table:table-cell office:value-type="date" office:date-value="2020-02-06T00:00:00" table:style-name="ce5">
            <text:p>2020/2/6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43096" table:style-name="ce6">
            <text:p>43,096<text:s/></text:p>
          </table:table-cell>
          <table:table-cell office:value-type="float" office:value="43078" table:style-name="ce6">
            <text:p>43,078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31815" table:style-name="ce6">
            <text:p>31,815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28125" table:style-name="ce6">
            <text:p>128,125<text:s/></text:p>
          </table:table-cell>
          <table:table-cell office:value-type="float" office:value="40907" table:style-name="ce6">
            <text:p>40,907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21756" table:style-name="ce6">
            <text:p>21,756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28909" table:style-name="ce6">
            <text:p>28,909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36558" table:style-name="ce6">
            <text:p>36,558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6415" table:style-name="ce6">
            <text:p>26,415<text:s/></text:p>
          </table:table-cell>
          <table:table-cell office:value-type="float" office:value="65953" table:style-name="ce6">
            <text:p>65,953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31546" table:style-name="ce6">
            <text:p>31,546<text:s/></text:p>
          </table:table-cell>
          <table:table-cell office:value-type="float" office:value="36125" table:style-name="ce6">
            <text:p>36,125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61243" table:style-name="ce6">
            <text:p>61,243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40594" table:style-name="ce6">
            <text:p>40,594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4700" table:style-name="ce6">
            <text:p>4,700<text:s/></text:p>
          </table:table-cell>
          <table:table-cell table:number-columns-repeated="16264"/>
        </table:table-row>
        <table:table-row table:style-name="ro2">
          <table:table-cell office:value-type="date" office:date-value="2020-02-07T00:00:00" table:style-name="ce5">
            <text:p>2020/2/7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44532" table:style-name="ce6">
            <text:p>44,532<text:s/></text:p>
          </table:table-cell>
          <table:table-cell office:value-type="float" office:value="46739" table:style-name="ce6">
            <text:p>46,739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35956" table:style-name="ce6">
            <text:p>35,956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148531" table:style-name="ce6">
            <text:p>148,531<text:s/></text:p>
          </table:table-cell>
          <table:table-cell office:value-type="float" office:value="44392" table:style-name="ce6">
            <text:p>44,392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41610" table:style-name="ce6">
            <text:p>41,610<text:s/></text:p>
          </table:table-cell>
          <table:table-cell office:value-type="float" office:value="37099" table:style-name="ce6">
            <text:p>37,099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69193" table:style-name="ce6">
            <text:p>69,193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39089" table:style-name="ce6">
            <text:p>39,089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67217" table:style-name="ce6">
            <text:p>67,217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42352" table:style-name="ce6">
            <text:p>42,352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30199" table:style-name="ce6">
            <text:p>30,199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4501" table:style-name="ce6">
            <text:p>4,501<text:s/></text:p>
          </table:table-cell>
          <table:table-cell table:number-columns-repeated="16264"/>
        </table:table-row>
        <table:table-row table:style-name="ro2">
          <table:table-cell office:value-type="date" office:date-value="2020-02-08T00:00:00" table:style-name="ce5">
            <text:p>2020/2/8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37287" table:style-name="ce6">
            <text:p>37,287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18255" table:style-name="ce6">
            <text:p>18,255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7875" table:style-name="ce6">
            <text:p>117,875<text:s/></text:p>
          </table:table-cell>
          <table:table-cell office:value-type="float" office:value="36955" table:style-name="ce6">
            <text:p>36,955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30010" table:style-name="ce6">
            <text:p>30,010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67376" table:style-name="ce6">
            <text:p>67,376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8485" table:style-name="ce6">
            <text:p>28,485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43072" table:style-name="ce6">
            <text:p>43,072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7970" table:style-name="ce6">
            <text:p>17,970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743" table:style-name="ce6">
            <text:p>3,743<text:s/></text:p>
          </table:table-cell>
          <table:table-cell table:number-columns-repeated="16264"/>
        </table:table-row>
        <table:table-row table:style-name="ro2">
          <table:table-cell office:value-type="date" office:date-value="2020-02-09T00:00:00" table:style-name="ce5">
            <text:p>2020/2/9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9699" table:style-name="ce6">
            <text:p>29,699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07928" table:style-name="ce6">
            <text:p>107,928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6834" table:style-name="ce6">
            <text:p>26,834<text:s/></text:p>
          </table:table-cell>
          <table:table-cell office:value-type="float" office:value="21650" table:style-name="ce6">
            <text:p>21,650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57160" table:style-name="ce6">
            <text:p>57,160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20761" table:style-name="ce6">
            <text:p>20,761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37027" table:style-name="ce6">
            <text:p>37,027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376" table:style-name="ce6">
            <text:p>4,376<text:s/></text:p>
          </table:table-cell>
          <table:table-cell table:number-columns-repeated="16264"/>
        </table:table-row>
        <table:table-row table:style-name="ro2">
          <table:table-cell office:value-type="date" office:date-value="2020-02-10T00:00:00" table:style-name="ce5">
            <text:p>2020/2/10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41115" table:style-name="ce6">
            <text:p>41,115<text:s/></text:p>
          </table:table-cell>
          <table:table-cell office:value-type="float" office:value="38408" table:style-name="ce6">
            <text:p>38,408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30208" table:style-name="ce6">
            <text:p>30,208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33586" table:style-name="ce6">
            <text:p>33,586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18925" table:style-name="ce6">
            <text:p>18,925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119969" table:style-name="ce6">
            <text:p>119,969<text:s/></text:p>
          </table:table-cell>
          <table:table-cell office:value-type="float" office:value="36675" table:style-name="ce6">
            <text:p>36,675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6682" table:style-name="ce6">
            <text:p>36,682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59544" table:style-name="ce6">
            <text:p>59,544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28419" table:style-name="ce6">
            <text:p>28,419<text:s/></text:p>
          </table:table-cell>
          <table:table-cell office:value-type="float" office:value="32977" table:style-name="ce6">
            <text:p>32,977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56362" table:style-name="ce6">
            <text:p>56,362<text:s/></text:p>
          </table:table-cell>
          <table:table-cell office:value-type="float" office:value="17447" table:style-name="ce6">
            <text:p>17,447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8945" table:style-name="ce6">
            <text:p>38,945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292" table:style-name="ce6">
            <text:p>4,292<text:s/></text:p>
          </table:table-cell>
          <table:table-cell table:number-columns-repeated="16264"/>
        </table:table-row>
        <table:table-row table:style-name="ro2">
          <table:table-cell office:value-type="date" office:date-value="2020-02-11T00:00:00" table:style-name="ce5">
            <text:p>2020/2/11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41810" table:style-name="ce6">
            <text:p>41,810<text:s/></text:p>
          </table:table-cell>
          <table:table-cell office:value-type="float" office:value="39544" table:style-name="ce6">
            <text:p>39,544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26587" table:style-name="ce6">
            <text:p>26,587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30681" table:style-name="ce6">
            <text:p>30,681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34138" table:style-name="ce6">
            <text:p>34,138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117290" table:style-name="ce6">
            <text:p>117,290<text:s/></text:p>
          </table:table-cell>
          <table:table-cell office:value-type="float" office:value="37429" table:style-name="ce6">
            <text:p>37,429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23163" table:style-name="ce6">
            <text:p>23,163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36742" table:style-name="ce6">
            <text:p>36,742<text:s/></text:p>
          </table:table-cell>
          <table:table-cell office:value-type="float" office:value="35318" table:style-name="ce6">
            <text:p>35,318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59052" table:style-name="ce6">
            <text:p>59,052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34118" table:style-name="ce6">
            <text:p>34,118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57411" table:style-name="ce6">
            <text:p>57,411<text:s/></text:p>
          </table:table-cell>
          <table:table-cell office:value-type="float" office:value="17859" table:style-name="ce6">
            <text:p>17,859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39503" table:style-name="ce6">
            <text:p>39,503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431" table:style-name="ce6">
            <text:p>4,431<text:s/></text:p>
          </table:table-cell>
          <table:table-cell table:number-columns-repeated="16264"/>
        </table:table-row>
        <table:table-row table:style-name="ro2">
          <table:table-cell office:value-type="date" office:date-value="2020-02-12T00:00:00" table:style-name="ce5">
            <text:p>2020/2/12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42645" table:style-name="ce6">
            <text:p>42,645<text:s/></text:p>
          </table:table-cell>
          <table:table-cell office:value-type="float" office:value="42096" table:style-name="ce6">
            <text:p>42,096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27109" table:style-name="ce6">
            <text:p>27,109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34777" table:style-name="ce6">
            <text:p>34,777<text:s/></text:p>
          </table:table-cell>
          <table:table-cell office:value-type="float" office:value="25311" table:style-name="ce6">
            <text:p>25,311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20017" table:style-name="ce6">
            <text:p>120,017<text:s/></text:p>
          </table:table-cell>
          <table:table-cell office:value-type="float" office:value="39550" table:style-name="ce6">
            <text:p>39,550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17454" table:style-name="ce6">
            <text:p>17,454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28887" table:style-name="ce6">
            <text:p>28,887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36132" table:style-name="ce6">
            <text:p>36,132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61084" table:style-name="ce6">
            <text:p>61,084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29813" table:style-name="ce6">
            <text:p>29,813<text:s/></text:p>
          </table:table-cell>
          <table:table-cell office:value-type="float" office:value="34937" table:style-name="ce6">
            <text:p>34,937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59490" table:style-name="ce6">
            <text:p>59,490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39874" table:style-name="ce6">
            <text:p>39,874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29797" table:style-name="ce6">
            <text:p>29,797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607" table:style-name="ce6">
            <text:p>4,607<text:s/></text:p>
          </table:table-cell>
          <table:table-cell table:number-columns-repeated="16264"/>
        </table:table-row>
        <table:table-row table:style-name="ro2">
          <table:table-cell office:value-type="date" office:date-value="2020-02-13T00:00:00" table:style-name="ce5">
            <text:p>2020/2/13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43284" table:style-name="ce6">
            <text:p>43,284<text:s/></text:p>
          </table:table-cell>
          <table:table-cell office:value-type="float" office:value="41850" table:style-name="ce6">
            <text:p>41,850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31668" table:style-name="ce6">
            <text:p>31,668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34497" table:style-name="ce6">
            <text:p>34,497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3261" table:style-name="ce6">
            <text:p>23,261<text:s/></text:p>
          </table:table-cell>
          <table:table-cell office:value-type="float" office:value="120490" table:style-name="ce6">
            <text:p>120,490<text:s/></text:p>
          </table:table-cell>
          <table:table-cell office:value-type="float" office:value="39874" table:style-name="ce6">
            <text:p>39,874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6746" table:style-name="ce6">
            <text:p>26,746<text:s/></text:p>
          </table:table-cell>
          <table:table-cell office:value-type="float" office:value="38089" table:style-name="ce6">
            <text:p>38,089<text:s/></text:p>
          </table:table-cell>
          <table:table-cell office:value-type="float" office:value="35896" table:style-name="ce6">
            <text:p>35,896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59887" table:style-name="ce6">
            <text:p>59,887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30109" table:style-name="ce6">
            <text:p>30,109<text:s/></text:p>
          </table:table-cell>
          <table:table-cell office:value-type="float" office:value="35405" table:style-name="ce6">
            <text:p>35,405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60578" table:style-name="ce6">
            <text:p>60,578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40281" table:style-name="ce6">
            <text:p>40,281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29025" table:style-name="ce6">
            <text:p>29,025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4474" table:style-name="ce6">
            <text:p>4,474<text:s/></text:p>
          </table:table-cell>
          <table:table-cell table:number-columns-repeated="16264"/>
        </table:table-row>
        <table:table-row table:style-name="ro2">
          <table:table-cell office:value-type="date" office:date-value="2020-02-14T00:00:00" table:style-name="ce5">
            <text:p>2020/2/14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45130" table:style-name="ce6">
            <text:p>45,130<text:s/></text:p>
          </table:table-cell>
          <table:table-cell office:value-type="float" office:value="47305" table:style-name="ce6">
            <text:p>47,305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32851" table:style-name="ce6">
            <text:p>32,851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35656" table:style-name="ce6">
            <text:p>35,656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38899" table:style-name="ce6">
            <text:p>138,899<text:s/></text:p>
          </table:table-cell>
          <table:table-cell office:value-type="float" office:value="47209" table:style-name="ce6">
            <text:p>47,209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4802" table:style-name="ce6">
            <text:p>24,802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28785" table:style-name="ce6">
            <text:p>28,785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37273" table:style-name="ce6">
            <text:p>37,273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71151" table:style-name="ce6">
            <text:p>71,151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32501" table:style-name="ce6">
            <text:p>32,501<text:s/></text:p>
          </table:table-cell>
          <table:table-cell office:value-type="float" office:value="40383" table:style-name="ce6">
            <text:p>40,383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69960" table:style-name="ce6">
            <text:p>69,960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42485" table:style-name="ce6">
            <text:p>42,485<text:s/></text:p>
          </table:table-cell>
          <table:table-cell office:value-type="float" office:value="30282" table:style-name="ce6">
            <text:p>30,282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4789" table:style-name="ce6">
            <text:p>4,789<text:s/></text:p>
          </table:table-cell>
          <table:table-cell table:number-columns-repeated="16264"/>
        </table:table-row>
        <table:table-row table:style-name="ro2">
          <table:table-cell office:value-type="date" office:date-value="2020-02-15T00:00:00" table:style-name="ce5">
            <text:p>2020/2/15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35235" table:style-name="ce6">
            <text:p>35,235<text:s/></text:p>
          </table:table-cell>
          <table:table-cell office:value-type="float" office:value="44144" table:style-name="ce6">
            <text:p>44,144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32273" table:style-name="ce6">
            <text:p>32,273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3396" table:style-name="ce6">
            <text:p>23,396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130095" table:style-name="ce6">
            <text:p>130,095<text:s/></text:p>
          </table:table-cell>
          <table:table-cell office:value-type="float" office:value="45278" table:style-name="ce6">
            <text:p>45,278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25709" table:style-name="ce6">
            <text:p>25,709<text:s/></text:p>
          </table:table-cell>
          <table:table-cell office:value-type="float" office:value="27263" table:style-name="ce6">
            <text:p>27,263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8951" table:style-name="ce6">
            <text:p>28,951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27034" table:style-name="ce6">
            <text:p>27,034<text:s/></text:p>
          </table:table-cell>
          <table:table-cell office:value-type="float" office:value="37825" table:style-name="ce6">
            <text:p>37,825<text:s/></text:p>
          </table:table-cell>
          <table:table-cell office:value-type="float" office:value="32729" table:style-name="ce6">
            <text:p>32,729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70986" table:style-name="ce6">
            <text:p>70,986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30412" table:style-name="ce6">
            <text:p>30,412<text:s/></text:p>
          </table:table-cell>
          <table:table-cell office:value-type="float" office:value="36979" table:style-name="ce6">
            <text:p>36,979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61783" table:style-name="ce6">
            <text:p>61,783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5019" table:style-name="ce6">
            <text:p>15,019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5104" table:style-name="ce6">
            <text:p>5,104<text:s/></text:p>
          </table:table-cell>
          <table:table-cell table:number-columns-repeated="16264"/>
        </table:table-row>
        <table:table-row table:style-name="ro2">
          <table:table-cell office:value-type="date" office:date-value="2020-02-16T00:00:00" table:style-name="ce5">
            <text:p>2020/2/16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13798" table:style-name="ce6">
            <text:p>113,798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7213" table:style-name="ce6">
            <text:p>17,213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27926" table:style-name="ce6">
            <text:p>27,926<text:s/></text:p>
          </table:table-cell>
          <table:table-cell office:value-type="float" office:value="22321" table:style-name="ce6">
            <text:p>22,321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53784" table:style-name="ce6">
            <text:p>53,784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41163" table:style-name="ce6">
            <text:p>41,163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469" table:style-name="ce6">
            <text:p>3,469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17T00:00:00" table:style-name="ce5">
            <text:p>2020/2/17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41094" table:style-name="ce6">
            <text:p>41,094<text:s/></text:p>
          </table:table-cell>
          <table:table-cell office:value-type="float" office:value="37692" table:style-name="ce6">
            <text:p>37,692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33220" table:style-name="ce6">
            <text:p>33,220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116296" table:style-name="ce6">
            <text:p>116,296<text:s/></text:p>
          </table:table-cell>
          <table:table-cell office:value-type="float" office:value="36662" table:style-name="ce6">
            <text:p>36,662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0810" table:style-name="ce6">
            <text:p>20,810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35904" table:style-name="ce6">
            <text:p>35,904<text:s/></text:p>
          </table:table-cell>
          <table:table-cell office:value-type="float" office:value="34524" table:style-name="ce6">
            <text:p>34,524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23931" table:style-name="ce6">
            <text:p>23,931<text:s/></text:p>
          </table:table-cell>
          <table:table-cell office:value-type="float" office:value="55704" table:style-name="ce6">
            <text:p>55,704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27935" table:style-name="ce6">
            <text:p>27,935<text:s/></text:p>
          </table:table-cell>
          <table:table-cell office:value-type="float" office:value="32338" table:style-name="ce6">
            <text:p>32,338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56841" table:style-name="ce6">
            <text:p>56,841<text:s/></text:p>
          </table:table-cell>
          <table:table-cell office:value-type="float" office:value="17302" table:style-name="ce6">
            <text:p>17,302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38675" table:style-name="ce6">
            <text:p>38,675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4067" table:style-name="ce6">
            <text:p>4,067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18T00:00:00" table:style-name="ce5">
            <text:p>2020/2/18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42569" table:style-name="ce6">
            <text:p>42,569<text:s/></text:p>
          </table:table-cell>
          <table:table-cell office:value-type="float" office:value="39491" table:style-name="ce6">
            <text:p>39,491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31261" table:style-name="ce6">
            <text:p>31,261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34247" table:style-name="ce6">
            <text:p>34,247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16524" table:style-name="ce6">
            <text:p>116,524<text:s/></text:p>
          </table:table-cell>
          <table:table-cell office:value-type="float" office:value="37841" table:style-name="ce6">
            <text:p>37,841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36361" table:style-name="ce6">
            <text:p>36,361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56141" table:style-name="ce6">
            <text:p>56,141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33681" table:style-name="ce6">
            <text:p>33,681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58004" table:style-name="ce6">
            <text:p>58,004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39343" table:style-name="ce6">
            <text:p>39,343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4094" table:style-name="ce6">
            <text:p>4,094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19T00:00:00" table:style-name="ce5">
            <text:p>2020/2/19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42662" table:style-name="ce6">
            <text:p>42,662<text:s/></text:p>
          </table:table-cell>
          <table:table-cell office:value-type="float" office:value="40589" table:style-name="ce6">
            <text:p>40,589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23706" table:style-name="ce6">
            <text:p>23,706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31798" table:style-name="ce6">
            <text:p>31,798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34279" table:style-name="ce6">
            <text:p>34,279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118402" table:style-name="ce6">
            <text:p>118,402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29104" table:style-name="ce6">
            <text:p>29,104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37047" table:style-name="ce6">
            <text:p>37,047<text:s/></text:p>
          </table:table-cell>
          <table:table-cell office:value-type="float" office:value="35972" table:style-name="ce6">
            <text:p>35,972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57431" table:style-name="ce6">
            <text:p>57,431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34157" table:style-name="ce6">
            <text:p>34,157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58347" table:style-name="ce6">
            <text:p>58,347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40017" table:style-name="ce6">
            <text:p>40,017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9292" table:style-name="ce6">
            <text:p>29,292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344" table:style-name="ce6">
            <text:p>4,344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0T00:00:00" table:style-name="ce5">
            <text:p>2020/2/20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42587" table:style-name="ce6">
            <text:p>42,587<text:s/></text:p>
          </table:table-cell>
          <table:table-cell office:value-type="float" office:value="40346" table:style-name="ce6">
            <text:p>40,346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15789" table:style-name="ce6">
            <text:p>15,789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31542" table:style-name="ce6">
            <text:p>31,542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34216" table:style-name="ce6">
            <text:p>34,216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118758" table:style-name="ce6">
            <text:p>118,758<text:s/></text:p>
          </table:table-cell>
          <table:table-cell office:value-type="float" office:value="39067" table:style-name="ce6">
            <text:p>39,067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21611" table:style-name="ce6">
            <text:p>21,611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37231" table:style-name="ce6">
            <text:p>37,231<text:s/></text:p>
          </table:table-cell>
          <table:table-cell office:value-type="float" office:value="35455" table:style-name="ce6">
            <text:p>35,455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24374" table:style-name="ce6">
            <text:p>24,374<text:s/></text:p>
          </table:table-cell>
          <table:table-cell office:value-type="float" office:value="57457" table:style-name="ce6">
            <text:p>57,457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34765" table:style-name="ce6">
            <text:p>34,765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58803" table:style-name="ce6">
            <text:p>58,803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26437" table:style-name="ce6">
            <text:p>26,437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40039" table:style-name="ce6">
            <text:p>40,039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1T00:00:00" table:style-name="ce5">
            <text:p>2020/2/21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44558" table:style-name="ce6">
            <text:p>44,558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27219" table:style-name="ce6">
            <text:p>27,21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32202" table:style-name="ce6">
            <text:p>32,202<text:s/></text:p>
          </table:table-cell>
          <table:table-cell office:value-type="float" office:value="24916" table:style-name="ce6">
            <text:p>24,916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139059" table:style-name="ce6">
            <text:p>139,059<text:s/></text:p>
          </table:table-cell>
          <table:table-cell office:value-type="float" office:value="43106" table:style-name="ce6">
            <text:p>43,106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40030" table:style-name="ce6">
            <text:p>40,030<text:s/></text:p>
          </table:table-cell>
          <table:table-cell office:value-type="float" office:value="36299" table:style-name="ce6">
            <text:p>36,299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63428" table:style-name="ce6">
            <text:p>63,428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31154" table:style-name="ce6">
            <text:p>31,154<text:s/></text:p>
          </table:table-cell>
          <table:table-cell office:value-type="float" office:value="38420" table:style-name="ce6">
            <text:p>38,420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64977" table:style-name="ce6">
            <text:p>64,977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40639" table:style-name="ce6">
            <text:p>40,639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29695" table:style-name="ce6">
            <text:p>29,695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528" table:style-name="ce6">
            <text:p>4,528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2T00:00:00" table:style-name="ce5">
            <text:p>2020/2/22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38959" table:style-name="ce6">
            <text:p>38,959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1552" table:style-name="ce6">
            <text:p>21,552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20736" table:style-name="ce6">
            <text:p>120,736<text:s/></text:p>
          </table:table-cell>
          <table:table-cell office:value-type="float" office:value="40248" table:style-name="ce6">
            <text:p>40,248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20810" table:style-name="ce6">
            <text:p>20,810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24779" table:style-name="ce6">
            <text:p>24,779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31055" table:style-name="ce6">
            <text:p>31,055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59292" table:style-name="ce6">
            <text:p>59,292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31454" table:style-name="ce6">
            <text:p>31,454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47947" table:style-name="ce6">
            <text:p>47,947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3628" table:style-name="ce6">
            <text:p>3,628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3T00:00:00" table:style-name="ce5">
            <text:p>2020/2/23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9908" table:style-name="ce6">
            <text:p>19,908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06518" table:style-name="ce6">
            <text:p>106,518<text:s/></text:p>
          </table:table-cell>
          <table:table-cell office:value-type="float" office:value="32337" table:style-name="ce6">
            <text:p>32,337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48412" table:style-name="ce6">
            <text:p>48,412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37486" table:style-name="ce6">
            <text:p>37,486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8581" table:style-name="ce6">
            <text:p>18,581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677" table:style-name="ce6">
            <text:p>3,677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4T00:00:00" table:style-name="ce5">
            <text:p>2020/2/24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40537" table:style-name="ce6">
            <text:p>40,537<text:s/></text:p>
          </table:table-cell>
          <table:table-cell office:value-type="float" office:value="36873" table:style-name="ce6">
            <text:p>36,873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29583" table:style-name="ce6">
            <text:p>29,583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33126" table:style-name="ce6">
            <text:p>33,126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114709" table:style-name="ce6">
            <text:p>114,709<text:s/></text:p>
          </table:table-cell>
          <table:table-cell office:value-type="float" office:value="36080" table:style-name="ce6">
            <text:p>36,080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22970" table:style-name="ce6">
            <text:p>22,970<text:s/></text:p>
          </table:table-cell>
          <table:table-cell office:value-type="float" office:value="20858" table:style-name="ce6">
            <text:p>20,858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35842" table:style-name="ce6">
            <text:p>35,842<text:s/></text:p>
          </table:table-cell>
          <table:table-cell office:value-type="float" office:value="34355" table:style-name="ce6">
            <text:p>34,355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24118" table:style-name="ce6">
            <text:p>24,118<text:s/></text:p>
          </table:table-cell>
          <table:table-cell office:value-type="float" office:value="54295" table:style-name="ce6">
            <text:p>54,295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27912" table:style-name="ce6">
            <text:p>27,912<text:s/></text:p>
          </table:table-cell>
          <table:table-cell office:value-type="float" office:value="32320" table:style-name="ce6">
            <text:p>32,320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56402" table:style-name="ce6">
            <text:p>56,402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37794" table:style-name="ce6">
            <text:p>37,794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28131" table:style-name="ce6">
            <text:p>28,131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982" table:style-name="ce6">
            <text:p>3,982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5T00:00:00" table:style-name="ce5">
            <text:p>2020/2/25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42560" table:style-name="ce6">
            <text:p>42,560<text:s/></text:p>
          </table:table-cell>
          <table:table-cell office:value-type="float" office:value="38400" table:style-name="ce6">
            <text:p>38,400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28211" table:style-name="ce6">
            <text:p>28,211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22925" table:style-name="ce6">
            <text:p>22,925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30962" table:style-name="ce6">
            <text:p>30,962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35209" table:style-name="ce6">
            <text:p>35,209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111393" table:style-name="ce6">
            <text:p>111,393<text:s/></text:p>
          </table:table-cell>
          <table:table-cell office:value-type="float" office:value="36841" table:style-name="ce6">
            <text:p>36,841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21937" table:style-name="ce6">
            <text:p>21,937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28930" table:style-name="ce6">
            <text:p>28,930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7653" table:style-name="ce6">
            <text:p>27,653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36484" table:style-name="ce6">
            <text:p>36,484<text:s/></text:p>
          </table:table-cell>
          <table:table-cell office:value-type="float" office:value="36578" table:style-name="ce6">
            <text:p>36,578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52310" table:style-name="ce6">
            <text:p>52,310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27885" table:style-name="ce6">
            <text:p>27,885<text:s/></text:p>
          </table:table-cell>
          <table:table-cell office:value-type="float" office:value="32899" table:style-name="ce6">
            <text:p>32,899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57669" table:style-name="ce6">
            <text:p>57,669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39721" table:style-name="ce6">
            <text:p>39,721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4280" table:style-name="ce6">
            <text:p>24,280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23431" table:style-name="ce6">
            <text:p>23,431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225" table:style-name="ce6">
            <text:p>4,225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6T00:00:00" table:style-name="ce5">
            <text:p>2020/2/26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42265" table:style-name="ce6">
            <text:p>42,265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7238" table:style-name="ce6">
            <text:p>17,238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23089" table:style-name="ce6">
            <text:p>23,089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31698" table:style-name="ce6">
            <text:p>31,698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35479" table:style-name="ce6">
            <text:p>35,479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14793" table:style-name="ce6">
            <text:p>114,793<text:s/></text:p>
          </table:table-cell>
          <table:table-cell office:value-type="float" office:value="36902" table:style-name="ce6">
            <text:p>36,902<text:s/></text:p>
          </table:table-cell>
          <table:table-cell office:value-type="float" office:value="21151" table:style-name="ce6">
            <text:p>21,151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29447" table:style-name="ce6">
            <text:p>29,447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27814" table:style-name="ce6">
            <text:p>27,814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36891" table:style-name="ce6">
            <text:p>36,891<text:s/></text:p>
          </table:table-cell>
          <table:table-cell office:value-type="float" office:value="36731" table:style-name="ce6">
            <text:p>36,731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52345" table:style-name="ce6">
            <text:p>52,345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33827" table:style-name="ce6">
            <text:p>33,827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58599" table:style-name="ce6">
            <text:p>58,599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39915" table:style-name="ce6">
            <text:p>39,915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4423" table:style-name="ce6">
            <text:p>4,423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7T00:00:00" table:style-name="ce5">
            <text:p>2020/2/27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3851" table:style-name="ce6">
            <text:p>43,851<text:s/></text:p>
          </table:table-cell>
          <table:table-cell office:value-type="float" office:value="42496" table:style-name="ce6">
            <text:p>42,496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28532" table:style-name="ce6">
            <text:p>28,532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35860" table:style-name="ce6">
            <text:p>35,860<text:s/></text:p>
          </table:table-cell>
          <table:table-cell office:value-type="float" office:value="25994" table:style-name="ce6">
            <text:p>25,994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45816" table:style-name="ce6">
            <text:p>145,816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4218" table:style-name="ce6">
            <text:p>24,218<text:s/></text:p>
          </table:table-cell>
          <table:table-cell office:value-type="float" office:value="25294" table:style-name="ce6">
            <text:p>25,294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29452" table:style-name="ce6">
            <text:p>29,452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23243" table:style-name="ce6">
            <text:p>23,243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40698" table:style-name="ce6">
            <text:p>40,698<text:s/></text:p>
          </table:table-cell>
          <table:table-cell office:value-type="float" office:value="36579" table:style-name="ce6">
            <text:p>36,579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57142" table:style-name="ce6">
            <text:p>57,142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36624" table:style-name="ce6">
            <text:p>36,624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64666" table:style-name="ce6">
            <text:p>64,666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41218" table:style-name="ce6">
            <text:p>41,218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603" table:style-name="ce6">
            <text:p>4,603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8T00:00:00" table:style-name="ce5">
            <text:p>2020/2/28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33435" table:style-name="ce6">
            <text:p>33,435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0660" table:style-name="ce6">
            <text:p>110,660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51331" table:style-name="ce6">
            <text:p>51,331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43665" table:style-name="ce6">
            <text:p>43,665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4211" table:style-name="ce6">
            <text:p>4,211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9T00:00:00" table:style-name="ce5">
            <text:p>2020/2/29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6560" table:style-name="ce6">
            <text:p>16,560<text:s/></text:p>
          </table:table-cell>
          <table:table-cell office:value-type="float" office:value="33148" table:style-name="ce6">
            <text:p>33,148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6679" table:style-name="ce6">
            <text:p>96,679<text:s/></text:p>
          </table:table-cell>
          <table:table-cell office:value-type="float" office:value="32217" table:style-name="ce6">
            <text:p>32,217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23980" table:style-name="ce6">
            <text:p>23,980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0295" table:style-name="ce6">
            <text:p>30,295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50883" table:style-name="ce6">
            <text:p>50,883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7"/>
          <table:table-cell table:number-columns-repeated="120" table:style-name="ce8"/>
          <table:table-cell table:number-columns-repeated="16263"/>
        </table:table-row>
        <table:table-row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8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2-01T00:00:00" table:style-name="ce5">
            <text:p>2020/2/1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40742" table:style-name="ce6">
            <text:p>40,742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29915" table:style-name="ce6">
            <text:p>29,915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19184" table:style-name="ce6">
            <text:p>19,184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139605" table:style-name="ce6">
            <text:p>139,605<text:s/></text:p>
          </table:table-cell>
          <table:table-cell office:value-type="float" office:value="39269" table:style-name="ce6">
            <text:p>39,269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36776" table:style-name="ce6">
            <text:p>36,776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32497" table:style-name="ce6">
            <text:p>32,497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27194" table:style-name="ce6">
            <text:p>27,194<text:s/></text:p>
          </table:table-cell>
          <table:table-cell office:value-type="float" office:value="31481" table:style-name="ce6">
            <text:p>31,481<text:s/></text:p>
          </table:table-cell>
          <table:table-cell office:value-type="float" office:value="28527" table:style-name="ce6">
            <text:p>28,527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28704" table:style-name="ce6">
            <text:p>28,704<text:s/></text:p>
          </table:table-cell>
          <table:table-cell office:value-type="float" office:value="69393" table:style-name="ce6">
            <text:p>69,39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9034" table:style-name="ce6">
            <text:p>29,034<text:s/></text:p>
          </table:table-cell>
          <table:table-cell office:value-type="float" office:value="28684" table:style-name="ce6">
            <text:p>28,684<text:s/></text:p>
          </table:table-cell>
          <table:table-cell office:value-type="float" office:value="15323" table:style-name="ce6">
            <text:p>15,323<text:s/></text:p>
          </table:table-cell>
          <table:table-cell office:value-type="float" office:value="48707" table:style-name="ce6">
            <text:p>48,707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6130" table:style-name="ce6">
            <text:p>6,130<text:s/></text:p>
          </table:table-cell>
          <table:table-cell table:number-columns-repeated="16264"/>
        </table:table-row>
        <table:table-row table:style-name="ro2">
          <table:table-cell office:value-type="date" office:date-value="2020-02-02T00:00:00" table:style-name="ce5">
            <text:p>2020/2/2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33240" table:style-name="ce6">
            <text:p>33,240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7661" table:style-name="ce6">
            <text:p>7,661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26685" table:style-name="ce6">
            <text:p>26,685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4389" table:style-name="ce6">
            <text:p>24,389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27402" table:style-name="ce6">
            <text:p>127,402<text:s/></text:p>
          </table:table-cell>
          <table:table-cell office:value-type="float" office:value="32462" table:style-name="ce6">
            <text:p>32,46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30888" table:style-name="ce6">
            <text:p>30,888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33587" table:style-name="ce6">
            <text:p>33,587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61191" table:style-name="ce6">
            <text:p>61,191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42788" table:style-name="ce6">
            <text:p>42,788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6294" table:style-name="ce6">
            <text:p>16,294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406" table:style-name="ce6">
            <text:p>6,406<text:s/></text:p>
          </table:table-cell>
          <table:table-cell table:number-columns-repeated="16264"/>
        </table:table-row>
        <table:table-row table:style-name="ro2">
          <table:table-cell office:value-type="date" office:date-value="2020-02-03T00:00:00" table:style-name="ce5">
            <text:p>2020/2/3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39424" table:style-name="ce6">
            <text:p>39,424<text:s/></text:p>
          </table:table-cell>
          <table:table-cell office:value-type="float" office:value="40572" table:style-name="ce6">
            <text:p>40,572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36253" table:style-name="ce6">
            <text:p>36,253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33455" table:style-name="ce6">
            <text:p>33,455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34598" table:style-name="ce6">
            <text:p>134,598<text:s/></text:p>
          </table:table-cell>
          <table:table-cell office:value-type="float" office:value="36950" table:style-name="ce6">
            <text:p>36,950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21810" table:style-name="ce6">
            <text:p>21,810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6143" table:style-name="ce6">
            <text:p>16,143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30198" table:style-name="ce6">
            <text:p>30,198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0607" table:style-name="ce6">
            <text:p>20,607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29838" table:style-name="ce6">
            <text:p>29,838<text:s/></text:p>
          </table:table-cell>
          <table:table-cell office:value-type="float" office:value="34879" table:style-name="ce6">
            <text:p>34,879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63239" table:style-name="ce6">
            <text:p>63,239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32619" table:style-name="ce6">
            <text:p>32,619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58342" table:style-name="ce6">
            <text:p>58,342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15789" table:style-name="ce6">
            <text:p>15,789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38645" table:style-name="ce6">
            <text:p>38,645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28793" table:style-name="ce6">
            <text:p>28,793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991" table:style-name="ce6">
            <text:p>4,991<text:s/></text:p>
          </table:table-cell>
          <table:table-cell table:number-columns-repeated="16264"/>
        </table:table-row>
        <table:table-row table:style-name="ro2">
          <table:table-cell office:value-type="date" office:date-value="2020-02-04T00:00:00" table:style-name="ce5">
            <text:p>2020/2/4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40929" table:style-name="ce6">
            <text:p>40,929<text:s/></text:p>
          </table:table-cell>
          <table:table-cell office:value-type="float" office:value="41042" table:style-name="ce6">
            <text:p>41,042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33378" table:style-name="ce6">
            <text:p>33,378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31791" table:style-name="ce6">
            <text:p>31,791<text:s/></text:p>
          </table:table-cell>
          <table:table-cell office:value-type="float" office:value="24139" table:style-name="ce6">
            <text:p>24,139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34046" table:style-name="ce6">
            <text:p>34,046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27409" table:style-name="ce6">
            <text:p>127,409<text:s/></text:p>
          </table:table-cell>
          <table:table-cell office:value-type="float" office:value="37756" table:style-name="ce6">
            <text:p>37,756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1739" table:style-name="ce6">
            <text:p>21,739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27606" table:style-name="ce6">
            <text:p>27,606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34809" table:style-name="ce6">
            <text:p>34,809<text:s/></text:p>
          </table:table-cell>
          <table:table-cell office:value-type="float" office:value="37471" table:style-name="ce6">
            <text:p>37,471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62885" table:style-name="ce6">
            <text:p>62,885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30868" table:style-name="ce6">
            <text:p>30,868<text:s/></text:p>
          </table:table-cell>
          <table:table-cell office:value-type="float" office:value="34109" table:style-name="ce6">
            <text:p>34,109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58375" table:style-name="ce6">
            <text:p>58,375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39138" table:style-name="ce6">
            <text:p>39,138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4519" table:style-name="ce6">
            <text:p>4,519<text:s/></text:p>
          </table:table-cell>
          <table:table-cell table:number-columns-repeated="16264"/>
        </table:table-row>
        <table:table-row table:style-name="ro2">
          <table:table-cell office:value-type="date" office:date-value="2020-02-05T00:00:00" table:style-name="ce5">
            <text:p>2020/2/5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41300" table:style-name="ce6">
            <text:p>41,300<text:s/></text:p>
          </table:table-cell>
          <table:table-cell office:value-type="float" office:value="41601" table:style-name="ce6">
            <text:p>41,601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28805" table:style-name="ce6">
            <text:p>28,80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32619" table:style-name="ce6">
            <text:p>32,619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128168" table:style-name="ce6">
            <text:p>128,168<text:s/></text:p>
          </table:table-cell>
          <table:table-cell office:value-type="float" office:value="38760" table:style-name="ce6">
            <text:p>38,760<text:s/></text:p>
          </table:table-cell>
          <table:table-cell office:value-type="float" office:value="20939" table:style-name="ce6">
            <text:p>20,939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27347" table:style-name="ce6">
            <text:p>27,34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24425" table:style-name="ce6">
            <text:p>24,425<text:s/></text:p>
          </table:table-cell>
          <table:table-cell office:value-type="float" office:value="30240" table:style-name="ce6">
            <text:p>30,240<text:s/></text:p>
          </table:table-cell>
          <table:table-cell office:value-type="float" office:value="34816" table:style-name="ce6">
            <text:p>34,816<text:s/></text:p>
          </table:table-cell>
          <table:table-cell office:value-type="float" office:value="38032" table:style-name="ce6">
            <text:p>38,032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7071" table:style-name="ce6">
            <text:p>27,071<text:s/></text:p>
          </table:table-cell>
          <table:table-cell office:value-type="float" office:value="64093" table:style-name="ce6">
            <text:p>64,093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32032" table:style-name="ce6">
            <text:p>32,032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58112" table:style-name="ce6">
            <text:p>58,112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39380" table:style-name="ce6">
            <text:p>39,380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637" table:style-name="ce6">
            <text:p>4,637<text:s/></text:p>
          </table:table-cell>
          <table:table-cell table:number-columns-repeated="16264"/>
        </table:table-row>
        <table:table-row table:style-name="ro2">
          <table:table-cell office:value-type="date" office:date-value="2020-02-06T00:00:00" table:style-name="ce5">
            <text:p>2020/2/6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40374" table:style-name="ce6">
            <text:p>40,374<text:s/></text:p>
          </table:table-cell>
          <table:table-cell office:value-type="float" office:value="42743" table:style-name="ce6">
            <text:p>42,743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9227" table:style-name="ce6">
            <text:p>29,22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24877" table:style-name="ce6">
            <text:p>24,87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34124" table:style-name="ce6">
            <text:p>34,124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31649" table:style-name="ce6">
            <text:p>131,649<text:s/></text:p>
          </table:table-cell>
          <table:table-cell office:value-type="float" office:value="39674" table:style-name="ce6">
            <text:p>39,674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26044" table:style-name="ce6">
            <text:p>26,044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27900" table:style-name="ce6">
            <text:p>27,900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31260" table:style-name="ce6">
            <text:p>31,260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35062" table:style-name="ce6">
            <text:p>35,062<text:s/></text:p>
          </table:table-cell>
          <table:table-cell office:value-type="float" office:value="38110" table:style-name="ce6">
            <text:p>38,110<text:s/></text:p>
          </table:table-cell>
          <table:table-cell office:value-type="float" office:value="24843" table:style-name="ce6">
            <text:p>24,843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65778" table:style-name="ce6">
            <text:p>65,778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31903" table:style-name="ce6">
            <text:p>31,903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58901" table:style-name="ce6">
            <text:p>58,901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27662" table:style-name="ce6">
            <text:p>27,662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4791" table:style-name="ce6">
            <text:p>4,791<text:s/></text:p>
          </table:table-cell>
          <table:table-cell table:number-columns-repeated="16264"/>
        </table:table-row>
        <table:table-row table:style-name="ro2">
          <table:table-cell office:value-type="date" office:date-value="2020-02-07T00:00:00" table:style-name="ce5">
            <text:p>2020/2/7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41787" table:style-name="ce6">
            <text:p>41,787<text:s/></text:p>
          </table:table-cell>
          <table:table-cell office:value-type="float" office:value="45883" table:style-name="ce6">
            <text:p>45,883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35401" table:style-name="ce6">
            <text:p>35,401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2792" table:style-name="ce6">
            <text:p>22,792<text:s/></text:p>
          </table:table-cell>
          <table:table-cell office:value-type="float" office:value="142752" table:style-name="ce6">
            <text:p>142,752<text:s/></text:p>
          </table:table-cell>
          <table:table-cell office:value-type="float" office:value="42845" table:style-name="ce6">
            <text:p>42,845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23218" table:style-name="ce6">
            <text:p>23,218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8085" table:style-name="ce6">
            <text:p>28,085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31235" table:style-name="ce6">
            <text:p>31,235<text:s/></text:p>
          </table:table-cell>
          <table:table-cell office:value-type="float" office:value="37792" table:style-name="ce6">
            <text:p>37,792<text:s/></text:p>
          </table:table-cell>
          <table:table-cell office:value-type="float" office:value="39022" table:style-name="ce6">
            <text:p>39,022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68118" table:style-name="ce6">
            <text:p>68,118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33427" table:style-name="ce6">
            <text:p>33,427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63043" table:style-name="ce6">
            <text:p>63,043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40129" table:style-name="ce6">
            <text:p>40,129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658" table:style-name="ce6">
            <text:p>4,658<text:s/></text:p>
          </table:table-cell>
          <table:table-cell table:number-columns-repeated="16264"/>
        </table:table-row>
        <table:table-row table:style-name="ro2">
          <table:table-cell office:value-type="date" office:date-value="2020-02-08T00:00:00" table:style-name="ce5">
            <text:p>2020/2/8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36256" table:style-name="ce6">
            <text:p>36,256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7395" table:style-name="ce6">
            <text:p>17,395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116579" table:style-name="ce6">
            <text:p>116,579<text:s/></text:p>
          </table:table-cell>
          <table:table-cell office:value-type="float" office:value="35328" table:style-name="ce6">
            <text:p>35,328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24635" table:style-name="ce6">
            <text:p>24,635<text:s/></text:p>
          </table:table-cell>
          <table:table-cell office:value-type="float" office:value="27813" table:style-name="ce6">
            <text:p>27,813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64773" table:style-name="ce6">
            <text:p>64,773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41665" table:style-name="ce6">
            <text:p>41,665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28" table:style-name="ce6">
            <text:p>3,828<text:s/></text:p>
          </table:table-cell>
          <table:table-cell table:number-columns-repeated="16264"/>
        </table:table-row>
        <table:table-row table:style-name="ro2">
          <table:table-cell office:value-type="date" office:date-value="2020-02-09T00:00:00" table:style-name="ce5">
            <text:p>2020/2/9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117439" table:style-name="ce6">
            <text:p>117,439<text:s/></text:p>
          </table:table-cell>
          <table:table-cell office:value-type="float" office:value="31153" table:style-name="ce6">
            <text:p>31,153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18008" table:style-name="ce6">
            <text:p>18,008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20941" table:style-name="ce6">
            <text:p>20,941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56593" table:style-name="ce6">
            <text:p>56,593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38264" table:style-name="ce6">
            <text:p>38,264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363" table:style-name="ce6">
            <text:p>4,363<text:s/></text:p>
          </table:table-cell>
          <table:table-cell table:number-columns-repeated="16264"/>
        </table:table-row>
        <table:table-row table:style-name="ro2">
          <table:table-cell office:value-type="date" office:date-value="2020-02-10T00:00:00" table:style-name="ce5">
            <text:p>2020/2/10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38609" table:style-name="ce6">
            <text:p>38,609<text:s/></text:p>
          </table:table-cell>
          <table:table-cell office:value-type="float" office:value="38153" table:style-name="ce6">
            <text:p>38,153<text:s/></text:p>
          </table:table-cell>
          <table:table-cell office:value-type="float" office:value="20075" table:style-name="ce6">
            <text:p>20,075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6560" table:style-name="ce6">
            <text:p>16,560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3344" table:style-name="ce6">
            <text:p>23,344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30006" table:style-name="ce6">
            <text:p>30,006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32334" table:style-name="ce6">
            <text:p>32,334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24250" table:style-name="ce6">
            <text:p>124,250<text:s/></text:p>
          </table:table-cell>
          <table:table-cell office:value-type="float" office:value="36166" table:style-name="ce6">
            <text:p>36,166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19904" table:style-name="ce6">
            <text:p>19,904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33682" table:style-name="ce6">
            <text:p>33,682<text:s/></text:p>
          </table:table-cell>
          <table:table-cell office:value-type="float" office:value="35794" table:style-name="ce6">
            <text:p>35,794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25625" table:style-name="ce6">
            <text:p>25,625<text:s/></text:p>
          </table:table-cell>
          <table:table-cell office:value-type="float" office:value="59848" table:style-name="ce6">
            <text:p>59,848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31453" table:style-name="ce6">
            <text:p>31,453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54627" table:style-name="ce6">
            <text:p>54,627<text:s/></text:p>
          </table:table-cell>
          <table:table-cell office:value-type="float" office:value="17234" table:style-name="ce6">
            <text:p>17,234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37034" table:style-name="ce6">
            <text:p>37,034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28084" table:style-name="ce6">
            <text:p>28,084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478" table:style-name="ce6">
            <text:p>4,478<text:s/></text:p>
          </table:table-cell>
          <table:table-cell table:number-columns-repeated="16264"/>
        </table:table-row>
        <table:table-row table:style-name="ro2">
          <table:table-cell office:value-type="date" office:date-value="2020-02-11T00:00:00" table:style-name="ce5">
            <text:p>2020/2/11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39602" table:style-name="ce6">
            <text:p>39,602<text:s/></text:p>
          </table:table-cell>
          <table:table-cell office:value-type="float" office:value="39259" table:style-name="ce6">
            <text:p>39,259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30755" table:style-name="ce6">
            <text:p>30,755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33219" table:style-name="ce6">
            <text:p>33,219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18853" table:style-name="ce6">
            <text:p>118,853<text:s/></text:p>
          </table:table-cell>
          <table:table-cell office:value-type="float" office:value="37014" table:style-name="ce6">
            <text:p>37,014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8382" table:style-name="ce6">
            <text:p>28,38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9238" table:style-name="ce6">
            <text:p>29,238<text:s/></text:p>
          </table:table-cell>
          <table:table-cell office:value-type="float" office:value="33457" table:style-name="ce6">
            <text:p>33,457<text:s/></text:p>
          </table:table-cell>
          <table:table-cell office:value-type="float" office:value="36519" table:style-name="ce6">
            <text:p>36,519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59919" table:style-name="ce6">
            <text:p>59,919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28645" table:style-name="ce6">
            <text:p>28,645<text:s/></text:p>
          </table:table-cell>
          <table:table-cell office:value-type="float" office:value="32804" table:style-name="ce6">
            <text:p>32,804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55359" table:style-name="ce6">
            <text:p>55,359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7678" table:style-name="ce6">
            <text:p>37,678<text:s/></text:p>
          </table:table-cell>
          <table:table-cell office:value-type="float" office:value="21220" table:style-name="ce6">
            <text:p>21,220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4561" table:style-name="ce6">
            <text:p>4,561<text:s/></text:p>
          </table:table-cell>
          <table:table-cell table:number-columns-repeated="16264"/>
        </table:table-row>
        <table:table-row table:style-name="ro2">
          <table:table-cell office:value-type="date" office:date-value="2020-02-12T00:00:00" table:style-name="ce5">
            <text:p>2020/2/12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40244" table:style-name="ce6">
            <text:p>40,244<text:s/></text:p>
          </table:table-cell>
          <table:table-cell office:value-type="float" office:value="41463" table:style-name="ce6">
            <text:p>41,463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33722" table:style-name="ce6">
            <text:p>33,722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20460" table:style-name="ce6">
            <text:p>20,460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122553" table:style-name="ce6">
            <text:p>122,553<text:s/></text:p>
          </table:table-cell>
          <table:table-cell office:value-type="float" office:value="38640" table:style-name="ce6">
            <text:p>38,640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34020" table:style-name="ce6">
            <text:p>34,020<text:s/></text:p>
          </table:table-cell>
          <table:table-cell office:value-type="float" office:value="37444" table:style-name="ce6">
            <text:p>37,444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61207" table:style-name="ce6">
            <text:p>61,207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30234" table:style-name="ce6">
            <text:p>30,234<text:s/></text:p>
          </table:table-cell>
          <table:table-cell office:value-type="float" office:value="33604" table:style-name="ce6">
            <text:p>33,604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57085" table:style-name="ce6">
            <text:p>57,085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38251" table:style-name="ce6">
            <text:p>38,251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9060" table:style-name="ce6">
            <text:p>29,060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4737" table:style-name="ce6">
            <text:p>4,737<text:s/></text:p>
          </table:table-cell>
          <table:table-cell table:number-columns-repeated="16264"/>
        </table:table-row>
        <table:table-row table:style-name="ro2">
          <table:table-cell office:value-type="date" office:date-value="2020-02-13T00:00:00" table:style-name="ce5">
            <text:p>2020/2/13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41991" table:style-name="ce6">
            <text:p>41,991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28417" table:style-name="ce6">
            <text:p>28,417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33111" table:style-name="ce6">
            <text:p>33,111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123386" table:style-name="ce6">
            <text:p>123,386<text:s/></text:p>
          </table:table-cell>
          <table:table-cell office:value-type="float" office:value="39053" table:style-name="ce6">
            <text:p>39,053<text:s/></text:p>
          </table:table-cell>
          <table:table-cell office:value-type="float" office:value="20565" table:style-name="ce6">
            <text:p>20,565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9780" table:style-name="ce6">
            <text:p>29,780<text:s/></text:p>
          </table:table-cell>
          <table:table-cell office:value-type="float" office:value="34507" table:style-name="ce6">
            <text:p>34,507<text:s/></text:p>
          </table:table-cell>
          <table:table-cell office:value-type="float" office:value="37209" table:style-name="ce6">
            <text:p>37,209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60293" table:style-name="ce6">
            <text:p>60,293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30643" table:style-name="ce6">
            <text:p>30,643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58802" table:style-name="ce6">
            <text:p>58,802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38591" table:style-name="ce6">
            <text:p>38,591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28617" table:style-name="ce6">
            <text:p>28,617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4725" table:style-name="ce6">
            <text:p>4,725<text:s/></text:p>
          </table:table-cell>
          <table:table-cell table:number-columns-repeated="16264"/>
        </table:table-row>
        <table:table-row table:style-name="ro2">
          <table:table-cell office:value-type="date" office:date-value="2020-02-14T00:00:00" table:style-name="ce5">
            <text:p>2020/2/14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41867" table:style-name="ce6">
            <text:p>41,867<text:s/></text:p>
          </table:table-cell>
          <table:table-cell office:value-type="float" office:value="46323" table:style-name="ce6">
            <text:p>46,323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32954" table:style-name="ce6">
            <text:p>32,95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34985" table:style-name="ce6">
            <text:p>34,985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39813" table:style-name="ce6">
            <text:p>139,813<text:s/></text:p>
          </table:table-cell>
          <table:table-cell office:value-type="float" office:value="44716" table:style-name="ce6">
            <text:p>44,716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5691" table:style-name="ce6">
            <text:p>25,691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31777" table:style-name="ce6">
            <text:p>31,777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39145" table:style-name="ce6">
            <text:p>39,145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27513" table:style-name="ce6">
            <text:p>27,513<text:s/></text:p>
          </table:table-cell>
          <table:table-cell office:value-type="float" office:value="69925" table:style-name="ce6">
            <text:p>69,925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37416" table:style-name="ce6">
            <text:p>37,416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66128" table:style-name="ce6">
            <text:p>66,128<text:s/></text:p>
          </table:table-cell>
          <table:table-cell office:value-type="float" office:value="18741" table:style-name="ce6">
            <text:p>18,741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39796" table:style-name="ce6">
            <text:p>39,796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5574" table:style-name="ce6">
            <text:p>25,574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29635" table:style-name="ce6">
            <text:p>29,635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913" table:style-name="ce6">
            <text:p>4,913<text:s/></text:p>
          </table:table-cell>
          <table:table-cell table:number-columns-repeated="16264"/>
        </table:table-row>
        <table:table-row table:style-name="ro2">
          <table:table-cell office:value-type="date" office:date-value="2020-02-15T00:00:00" table:style-name="ce5">
            <text:p>2020/2/15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43530" table:style-name="ce6">
            <text:p>43,530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23687" table:style-name="ce6">
            <text:p>23,687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29545" table:style-name="ce6">
            <text:p>29,545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32716" table:style-name="ce6">
            <text:p>32,716<text:s/></text:p>
          </table:table-cell>
          <table:table-cell office:value-type="float" office:value="23329" table:style-name="ce6">
            <text:p>23,329<text:s/></text:p>
          </table:table-cell>
          <table:table-cell office:value-type="float" office:value="25410" table:style-name="ce6">
            <text:p>25,410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129460" table:style-name="ce6">
            <text:p>129,460<text:s/></text:p>
          </table:table-cell>
          <table:table-cell office:value-type="float" office:value="43075" table:style-name="ce6">
            <text:p>43,075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31797" table:style-name="ce6">
            <text:p>31,797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34616" table:style-name="ce6">
            <text:p>34,616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68595" table:style-name="ce6">
            <text:p>68,595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30703" table:style-name="ce6">
            <text:p>30,703<text:s/></text:p>
          </table:table-cell>
          <table:table-cell office:value-type="float" office:value="33253" table:style-name="ce6">
            <text:p>33,253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58717" table:style-name="ce6">
            <text:p>58,717<text:s/></text:p>
          </table:table-cell>
          <table:table-cell office:value-type="float" office:value="17238" table:style-name="ce6">
            <text:p>17,23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5303" table:style-name="ce6">
            <text:p>5,303<text:s/></text:p>
          </table:table-cell>
          <table:table-cell table:number-columns-repeated="16264"/>
        </table:table-row>
        <table:table-row table:style-name="ro2">
          <table:table-cell office:value-type="date" office:date-value="2020-02-16T00:00:00" table:style-name="ce5">
            <text:p>2020/2/16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18212" table:style-name="ce6">
            <text:p>118,212<text:s/></text:p>
          </table:table-cell>
          <table:table-cell office:value-type="float" office:value="32765" table:style-name="ce6">
            <text:p>32,765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23051" table:style-name="ce6">
            <text:p>23,051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19904" table:style-name="ce6">
            <text:p>19,904<text:s/></text:p>
          </table:table-cell>
          <table:table-cell office:value-type="float" office:value="54692" table:style-name="ce6">
            <text:p>54,69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41620" table:style-name="ce6">
            <text:p>41,620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333" table:style-name="ce6">
            <text:p>3,333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17T00:00:00" table:style-name="ce5">
            <text:p>2020/2/17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39162" table:style-name="ce6">
            <text:p>39,162<text:s/></text:p>
          </table:table-cell>
          <table:table-cell office:value-type="float" office:value="37761" table:style-name="ce6">
            <text:p>37,761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23522" table:style-name="ce6">
            <text:p>23,522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31961" table:style-name="ce6">
            <text:p>31,961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25736" table:style-name="ce6">
            <text:p>25,736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120226" table:style-name="ce6">
            <text:p>120,226<text:s/></text:p>
          </table:table-cell>
          <table:table-cell office:value-type="float" office:value="35832" table:style-name="ce6">
            <text:p>35,832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6796" table:style-name="ce6">
            <text:p>26,796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9908" table:style-name="ce6">
            <text:p>19,908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32872" table:style-name="ce6">
            <text:p>32,872<text:s/></text:p>
          </table:table-cell>
          <table:table-cell office:value-type="float" office:value="35811" table:style-name="ce6">
            <text:p>35,811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56391" table:style-name="ce6">
            <text:p>56,391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28345" table:style-name="ce6">
            <text:p>28,345<text:s/></text:p>
          </table:table-cell>
          <table:table-cell office:value-type="float" office:value="30724" table:style-name="ce6">
            <text:p>30,724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55487" table:style-name="ce6">
            <text:p>55,487<text:s/></text:p>
          </table:table-cell>
          <table:table-cell office:value-type="float" office:value="17110" table:style-name="ce6">
            <text:p>17,110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5735" table:style-name="ce6">
            <text:p>15,735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37047" table:style-name="ce6">
            <text:p>37,047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28006" table:style-name="ce6">
            <text:p>28,006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266" table:style-name="ce6">
            <text:p>4,266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18T00:00:00" table:style-name="ce5">
            <text:p>2020/2/18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40256" table:style-name="ce6">
            <text:p>40,256<text:s/></text:p>
          </table:table-cell>
          <table:table-cell office:value-type="float" office:value="39487" table:style-name="ce6">
            <text:p>39,487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31437" table:style-name="ce6">
            <text:p>31,437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18898" table:style-name="ce6">
            <text:p>118,898<text:s/></text:p>
          </table:table-cell>
          <table:table-cell office:value-type="float" office:value="36981" table:style-name="ce6">
            <text:p>36,981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0139" table:style-name="ce6">
            <text:p>20,139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32941" table:style-name="ce6">
            <text:p>32,941<text:s/></text:p>
          </table:table-cell>
          <table:table-cell office:value-type="float" office:value="36949" table:style-name="ce6">
            <text:p>36,949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56818" table:style-name="ce6">
            <text:p>56,818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29045" table:style-name="ce6">
            <text:p>29,045<text:s/></text:p>
          </table:table-cell>
          <table:table-cell office:value-type="float" office:value="32477" table:style-name="ce6">
            <text:p>32,477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56159" table:style-name="ce6">
            <text:p>56,159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21339" table:style-name="ce6">
            <text:p>21,339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4313" table:style-name="ce6">
            <text:p>4,313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19T00:00:00" table:style-name="ce5">
            <text:p>2020/2/19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40113" table:style-name="ce6">
            <text:p>40,113<text:s/></text:p>
          </table:table-cell>
          <table:table-cell office:value-type="float" office:value="39918" table:style-name="ce6">
            <text:p>39,918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31801" table:style-name="ce6">
            <text:p>31,801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33304" table:style-name="ce6">
            <text:p>33,304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119997" table:style-name="ce6">
            <text:p>119,997<text:s/></text:p>
          </table:table-cell>
          <table:table-cell office:value-type="float" office:value="37951" table:style-name="ce6">
            <text:p>37,951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29400" table:style-name="ce6">
            <text:p>29,400<text:s/></text:p>
          </table:table-cell>
          <table:table-cell office:value-type="float" office:value="33989" table:style-name="ce6">
            <text:p>33,989<text:s/></text:p>
          </table:table-cell>
          <table:table-cell office:value-type="float" office:value="37478" table:style-name="ce6">
            <text:p>37,478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58121" table:style-name="ce6">
            <text:p>58,121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9260" table:style-name="ce6">
            <text:p>29,260<text:s/></text:p>
          </table:table-cell>
          <table:table-cell office:value-type="float" office:value="32922" table:style-name="ce6">
            <text:p>32,922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56625" table:style-name="ce6">
            <text:p>56,625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38091" table:style-name="ce6">
            <text:p>38,091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28696" table:style-name="ce6">
            <text:p>28,696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4531" table:style-name="ce6">
            <text:p>4,531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0T00:00:00" table:style-name="ce5">
            <text:p>2020/2/20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40294" table:style-name="ce6">
            <text:p>40,294<text:s/></text:p>
          </table:table-cell>
          <table:table-cell office:value-type="float" office:value="40483" table:style-name="ce6">
            <text:p>40,483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31782" table:style-name="ce6">
            <text:p>31,782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33299" table:style-name="ce6">
            <text:p>33,299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120728" table:style-name="ce6">
            <text:p>120,728<text:s/></text:p>
          </table:table-cell>
          <table:table-cell office:value-type="float" office:value="38119" table:style-name="ce6">
            <text:p>38,119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29520" table:style-name="ce6">
            <text:p>29,520<text:s/></text:p>
          </table:table-cell>
          <table:table-cell office:value-type="float" office:value="33920" table:style-name="ce6">
            <text:p>33,920<text:s/></text:p>
          </table:table-cell>
          <table:table-cell office:value-type="float" office:value="37171" table:style-name="ce6">
            <text:p>37,171<text:s/></text:p>
          </table:table-cell>
          <table:table-cell office:value-type="float" office:value="24529" table:style-name="ce6">
            <text:p>24,529<text:s/></text:p>
          </table:table-cell>
          <table:table-cell office:value-type="float" office:value="25368" table:style-name="ce6">
            <text:p>25,368<text:s/></text:p>
          </table:table-cell>
          <table:table-cell office:value-type="float" office:value="57827" table:style-name="ce6">
            <text:p>57,827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29614" table:style-name="ce6">
            <text:p>29,614<text:s/></text:p>
          </table:table-cell>
          <table:table-cell office:value-type="float" office:value="33376" table:style-name="ce6">
            <text:p>33,376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56903" table:style-name="ce6">
            <text:p>56,903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648" table:style-name="ce6">
            <text:p>4,648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1T00:00:00" table:style-name="ce5">
            <text:p>2020/2/21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40342" table:style-name="ce6">
            <text:p>40,342<text:s/></text:p>
          </table:table-cell>
          <table:table-cell office:value-type="float" office:value="43758" table:style-name="ce6">
            <text:p>43,758<text:s/></text:p>
          </table:table-cell>
          <table:table-cell office:value-type="float" office:value="21799" table:style-name="ce6">
            <text:p>21,799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6370" table:style-name="ce6">
            <text:p>16,370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32797" table:style-name="ce6">
            <text:p>32,797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5797" table:style-name="ce6">
            <text:p>25,797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20667" table:style-name="ce6">
            <text:p>20,667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32202" table:style-name="ce6">
            <text:p>132,202<text:s/></text:p>
          </table:table-cell>
          <table:table-cell office:value-type="float" office:value="41454" table:style-name="ce6">
            <text:p>41,454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7285" table:style-name="ce6">
            <text:p>17,285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31046" table:style-name="ce6">
            <text:p>31,046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30442" table:style-name="ce6">
            <text:p>30,442<text:s/></text:p>
          </table:table-cell>
          <table:table-cell office:value-type="float" office:value="36428" table:style-name="ce6">
            <text:p>36,428<text:s/></text:p>
          </table:table-cell>
          <table:table-cell office:value-type="float" office:value="38245" table:style-name="ce6">
            <text:p>38,245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62464" table:style-name="ce6">
            <text:p>62,464<text:s/></text:p>
          </table:table-cell>
          <table:table-cell office:value-type="float" office:value="18399" table:style-name="ce6">
            <text:p>18,399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61029" table:style-name="ce6">
            <text:p>61,029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38136" table:style-name="ce6">
            <text:p>38,136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4629" table:style-name="ce6">
            <text:p>4,629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2T00:00:00" table:style-name="ce5">
            <text:p>2020/2/22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39802" table:style-name="ce6">
            <text:p>39,802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21109" table:style-name="ce6">
            <text:p>121,109<text:s/></text:p>
          </table:table-cell>
          <table:table-cell office:value-type="float" office:value="38287" table:style-name="ce6">
            <text:p>38,287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20642" table:style-name="ce6">
            <text:p>20,64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24343" table:style-name="ce6">
            <text:p>24,343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57307" table:style-name="ce6">
            <text:p>57,307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28557" table:style-name="ce6">
            <text:p>28,557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47082" table:style-name="ce6">
            <text:p>47,082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9985" table:style-name="ce6">
            <text:p>19,985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3760" table:style-name="ce6">
            <text:p>3,760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3T00:00:00" table:style-name="ce5">
            <text:p>2020/2/23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15959" table:style-name="ce6">
            <text:p>115,959<text:s/></text:p>
          </table:table-cell>
          <table:table-cell office:value-type="float" office:value="31316" table:style-name="ce6">
            <text:p>31,316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22570" table:style-name="ce6">
            <text:p>22,570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49360" table:style-name="ce6">
            <text:p>49,360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38825" table:style-name="ce6">
            <text:p>38,825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676" table:style-name="ce6">
            <text:p>3,676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4T00:00:00" table:style-name="ce5">
            <text:p>2020/2/24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38439" table:style-name="ce6">
            <text:p>38,439<text:s/></text:p>
          </table:table-cell>
          <table:table-cell office:value-type="float" office:value="36865" table:style-name="ce6">
            <text:p>36,865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121300" table:style-name="ce6">
            <text:p>121,300<text:s/></text:p>
          </table:table-cell>
          <table:table-cell office:value-type="float" office:value="35335" table:style-name="ce6">
            <text:p>35,335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20868" table:style-name="ce6">
            <text:p>20,868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8181" table:style-name="ce6">
            <text:p>28,181<text:s/></text:p>
          </table:table-cell>
          <table:table-cell office:value-type="float" office:value="32745" table:style-name="ce6">
            <text:p>32,745<text:s/></text:p>
          </table:table-cell>
          <table:table-cell office:value-type="float" office:value="35508" table:style-name="ce6">
            <text:p>35,508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4872" table:style-name="ce6">
            <text:p>24,872<text:s/></text:p>
          </table:table-cell>
          <table:table-cell office:value-type="float" office:value="54793" table:style-name="ce6">
            <text:p>54,79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30828" table:style-name="ce6">
            <text:p>30,828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54540" table:style-name="ce6">
            <text:p>54,540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36201" table:style-name="ce6">
            <text:p>36,201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21142" table:style-name="ce6">
            <text:p>21,142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5T00:00:00" table:style-name="ce5">
            <text:p>2020/2/25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40259" table:style-name="ce6">
            <text:p>40,259<text:s/></text:p>
          </table:table-cell>
          <table:table-cell office:value-type="float" office:value="38267" table:style-name="ce6">
            <text:p>38,267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31326" table:style-name="ce6">
            <text:p>31,326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33806" table:style-name="ce6">
            <text:p>33,806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26298" table:style-name="ce6">
            <text:p>26,298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22510" table:style-name="ce6">
            <text:p>22,510<text:s/></text:p>
          </table:table-cell>
          <table:table-cell office:value-type="float" office:value="113281" table:style-name="ce6">
            <text:p>113,281<text:s/></text:p>
          </table:table-cell>
          <table:table-cell office:value-type="float" office:value="36161" table:style-name="ce6">
            <text:p>36,161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25912" table:style-name="ce6">
            <text:p>25,912<text:s/></text:p>
          </table:table-cell>
          <table:table-cell office:value-type="float" office:value="52820" table:style-name="ce6">
            <text:p>52,820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28398" table:style-name="ce6">
            <text:p>28,398<text:s/></text:p>
          </table:table-cell>
          <table:table-cell office:value-type="float" office:value="32088" table:style-name="ce6">
            <text:p>32,088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56101" table:style-name="ce6">
            <text:p>56,101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38635" table:style-name="ce6">
            <text:p>38,635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22883" table:style-name="ce6">
            <text:p>22,883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4316" table:style-name="ce6">
            <text:p>4,316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6T00:00:00" table:style-name="ce5">
            <text:p>2020/2/26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40438" table:style-name="ce6">
            <text:p>40,438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0386" table:style-name="ce6">
            <text:p>30,386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32049" table:style-name="ce6">
            <text:p>32,049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33979" table:style-name="ce6">
            <text:p>33,979<text:s/></text:p>
          </table:table-cell>
          <table:table-cell office:value-type="float" office:value="25627" table:style-name="ce6">
            <text:p>25,627<text:s/></text:p>
          </table:table-cell>
          <table:table-cell office:value-type="float" office:value="26292" table:style-name="ce6">
            <text:p>26,292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114191" table:style-name="ce6">
            <text:p>114,191<text:s/></text:p>
          </table:table-cell>
          <table:table-cell office:value-type="float" office:value="36210" table:style-name="ce6">
            <text:p>36,210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33420" table:style-name="ce6">
            <text:p>33,420<text:s/></text:p>
          </table:table-cell>
          <table:table-cell office:value-type="float" office:value="37998" table:style-name="ce6">
            <text:p>37,998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52703" table:style-name="ce6">
            <text:p>52,703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28708" table:style-name="ce6">
            <text:p>28,708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57386" table:style-name="ce6">
            <text:p>57,386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39037" table:style-name="ce6">
            <text:p>39,037<text:s/></text:p>
          </table:table-cell>
          <table:table-cell office:value-type="float" office:value="23334" table:style-name="ce6">
            <text:p>23,334<text:s/></text:p>
          </table:table-cell>
          <table:table-cell office:value-type="float" office:value="23502" table:style-name="ce6">
            <text:p>23,502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23649" table:style-name="ce6">
            <text:p>23,649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426" table:style-name="ce6">
            <text:p>4,426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7T00:00:00" table:style-name="ce5">
            <text:p>2020/2/27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41066" table:style-name="ce6">
            <text:p>41,066<text:s/></text:p>
          </table:table-cell>
          <table:table-cell office:value-type="float" office:value="42380" table:style-name="ce6">
            <text:p>42,380<text:s/></text:p>
          </table:table-cell>
          <table:table-cell office:value-type="float" office:value="27006" table:style-name="ce6">
            <text:p>27,006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30716" table:style-name="ce6">
            <text:p>30,71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25612" table:style-name="ce6">
            <text:p>25,612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32546" table:style-name="ce6">
            <text:p>32,546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5850" table:style-name="ce6">
            <text:p>35,850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126038" table:style-name="ce6">
            <text:p>126,038<text:s/></text:p>
          </table:table-cell>
          <table:table-cell office:value-type="float" office:value="38990" table:style-name="ce6">
            <text:p>38,990<text:s/></text:p>
          </table:table-cell>
          <table:table-cell office:value-type="float" office:value="20009" table:style-name="ce6">
            <text:p>20,009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29242" table:style-name="ce6">
            <text:p>29,242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30852" table:style-name="ce6">
            <text:p>30,85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30613" table:style-name="ce6">
            <text:p>30,613<text:s/></text:p>
          </table:table-cell>
          <table:table-cell office:value-type="float" office:value="35792" table:style-name="ce6">
            <text:p>35,792<text:s/></text:p>
          </table:table-cell>
          <table:table-cell office:value-type="float" office:value="39048" table:style-name="ce6">
            <text:p>39,048<text:s/></text:p>
          </table:table-cell>
          <table:table-cell office:value-type="float" office:value="25657" table:style-name="ce6">
            <text:p>25,657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56348" table:style-name="ce6">
            <text:p>56,348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34656" table:style-name="ce6">
            <text:p>34,656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62057" table:style-name="ce6">
            <text:p>62,057<text:s/></text:p>
          </table:table-cell>
          <table:table-cell office:value-type="float" office:value="21214" table:style-name="ce6">
            <text:p>21,214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39813" table:style-name="ce6">
            <text:p>39,813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28666" table:style-name="ce6">
            <text:p>28,666<text:s/></text:p>
          </table:table-cell>
          <table:table-cell office:value-type="float" office:value="23824" table:style-name="ce6">
            <text:p>23,824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4693" table:style-name="ce6">
            <text:p>4,693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8T00:00:00" table:style-name="ce5">
            <text:p>2020/2/28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7632" table:style-name="ce6">
            <text:p>97,632<text:s/></text:p>
          </table:table-cell>
          <table:table-cell office:value-type="float" office:value="31676" table:style-name="ce6">
            <text:p>31,676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32128" table:style-name="ce6">
            <text:p>32,128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49417" table:style-name="ce6">
            <text:p>49,417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42002" table:style-name="ce6">
            <text:p>42,002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4182" table:style-name="ce6">
            <text:p>4,182<text:s/></text:p>
          </table:table-cell>
          <table:table-cell table:number-columns-repeated="16264" table:style-name="ce1"/>
        </table:table-row>
        <table:table-row table:style-name="ro2">
          <table:table-cell office:value-type="date" office:date-value="2020-02-29T00:00:00" table:style-name="ce5">
            <text:p>2020/2/29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32441" table:style-name="ce6">
            <text:p>32,441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9867" table:style-name="ce6">
            <text:p>19,86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103429" table:style-name="ce6">
            <text:p>103,429<text:s/></text:p>
          </table:table-cell>
          <table:table-cell office:value-type="float" office:value="30620" table:style-name="ce6">
            <text:p>30,620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3466" table:style-name="ce6">
            <text:p>23,466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49895" table:style-name="ce6">
            <text:p>49,895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21433" table:style-name="ce6">
            <text:p>21,433<text:s/></text:p>
          </table:table-cell>
          <table:table-cell office:value-type="float" office:value="22491" table:style-name="ce6">
            <text:p>22,491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40768" table:style-name="ce6">
            <text:p>40,76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167" table:style-name="ce6">
            <text:p>4,167<text:s/></text:p>
          </table:table-cell>
          <table:table-cell table:number-columns-repeated="1626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7"/>
          <table:table-cell table:number-columns-repeated="120" table:style-name="ce8"/>
          <table:table-cell table:number-columns-repeated="16263"/>
        </table:table-row>
        <table:table-row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28:43Z</meta:creation-date>
    <dc:date>2020-10-14T06:29:32Z</dc:date>
  </office:meta>
</office:document-meta>
</file>